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obe Garamond Pro Bold" svg:font-family="'Adobe Garamond Pro Bold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adornments="Pogrubiony" style:font-family-generic="swiss" style:font-pitch="variable"/>
    <style:font-face style:name="Arial1" svg:font-family="Arial" style:font-family-generic="system" style:font-pitch="variable"/>
    <style:font-face style:name="Calibri" svg:font-family="Calibri" style:font-adornments="Bold" style:font-family-generic="swiss" style:font-pitch="variable"/>
    <style:font-face style:name="Dubai" svg:font-family="Dubai" style:font-adornments="Bold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adornments="Pogrubiony" style:font-family-generic="swiss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4.0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font-name="Tahoma" fo:font-size="11pt" style:font-size-asian="11pt" style:font-size-complex="11pt"/>
    </style:style>
    <style:style style:name="ce2" style:family="table-cell" style:parent-style-name="Default">
      <style:table-cell-properties fo:padding="0.071cm"/>
      <style:text-properties style:font-name="Tahoma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0/RTC_GPIO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/RTC_GPIO1/TOUCH1/ADC1_CH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2/RTC_GPIO2/TOUCH2/ADC1_CH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3/RTC_GPIO3/TOUCH3/ADC1_CH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4/RTC_GPIO4/TOUCH4/ADC1_CH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5/RTC_GPIO5/TOUCH5/ADC1_CH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6/RTC_GPIO6/TOUCH6/ADC1_CH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7/RTC_GPIO7/TOUCH7/ADC1_CH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8/RTC_GPIO8/TOUCH8/ADC1_CH7/SUBSPICS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9/RTC_GPIO9/TOUCH9/ADC1_CH8/FSPIHD/SUBSPIH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0/RTC_GPIO10/TOUCH10/ADC1_CH9/FSPICS0/FSPIIO4/SUBSPICS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11/RTC_GPIO11/TOUCH11/ADC2_CH0/FSPID/FSPIIO5/SUBSPI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12/RTC_GPIO12/TOUCH12/ADC2_CH1/FSPICLK/FSPIIO6/SUBSPICL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PIO13/RTC_GPIO13/TOUCH13/ADC2_CH2/FSPIQ/FSPIIO7/SUBSPI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14/RTC_GPIO14/TOUCH14/ADC2_CH3/FSPIWP/FSPIDQS/SUBSPIW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15/RTC_GPIO15/U0RTS/ADC2_CH4/XTAL_32K_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IO16/RTC_GPIO16/U0CTS/ADC2_CH5/XTAL_32K_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17/RTC_GPIO17/U1TXD/ADC2_CH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8/RTC_GPIO18/U1RXD/ADC2_CH7/CLK_OUT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9/RTC_GPIO19/U1RTS/ADC2_CH8/CLK_OUT2/USB_DIO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0/RTC_GPIO20/ U1CTS/ADC2_CH9/CLK_OUT1/USB_D+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1/RTC_GPIO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26/SPICS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47/SPICLK_P_DIFF/SUBSPICLK_P_DIF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33/SPIIO4/FSPIHD/SUBSPIH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34/SPIIO5/FSPICS0/SUBSPICS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48/SPICLK_N_DIFF/SUBSPICLK_N_DIF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35/SPIIO6/FSPID/SUBSPI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36/SPIIO7/FSPICLK/SUBSPICL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37/SPIDQS/FSPIQ/SUBSPI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IO38/FSPIWP/SUBSPIW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39/MTCK/CLK_OUT3/SUBSPICS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40/MTDO/CLK_OUT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41/MTDI/CLK_OUT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42/MTM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43/U0TXD/CLK_OUT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44/U0RXD/CLK_OUT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PIO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PIO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ND_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ND_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ND_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ND_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ND_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ND_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ND_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ND_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_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ND_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ND_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ND_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_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ND_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ND_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ND_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ND_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ND_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ND_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ND_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ND_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ND_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ND_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ND_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ND_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ND_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ND_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ND_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obe Garamond Pro Bold" svg:font-family="'Adobe Garamond Pro Bold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adornments="Pogrubiony" style:font-family-generic="swiss" style:font-pitch="variable"/>
    <style:font-face style:name="Arial1" svg:font-family="Arial" style:font-family-generic="system" style:font-pitch="variable"/>
    <style:font-face style:name="Calibri" svg:font-family="Calibri" style:font-adornments="Bold" style:font-family-generic="swiss" style:font-pitch="variable"/>
    <style:font-face style:name="Dubai" svg:font-family="Dubai" style:font-adornments="Bold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adornments="Pogrubiony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zł </number:text>
    </number:number-style>
    <number:number-style style:name="N131P2" style:volatile="true">
      <number:text loext:blank-width-char="-"> </number:text>
      <number:fill-character> </number:fill-character>
      <number:text loext:blank-width-char="-4">- zł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zł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zł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20:38:46.337882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20:33:16.050484000</meta:creation-date>
    <dc:date>2025-03-07T20:44:04.672798800</dc:date>
    <meta:editing-duration>PT10M41S</meta:editing-duration>
    <meta:editing-cycles>2</meta:editing-cycles>
    <meta:generator>LibreOffice/25.2.1.2$Windows_X86_64 LibreOffice_project/d3abf4aee5fd705e4a92bba33a32f40bc4e56f49</meta:generator>
    <meta:document-statistic meta:table-count="1" meta:cell-count="146" meta:object-count="0"/>
  </office:meta>
</office:document-meta>
</file>